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17fde3" officeooo:paragraph-rsid="0017fde3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17fde3" officeooo:paragraph-rsid="0017fde3" style:font-size-asian="12.25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1c2c6b" officeooo:paragraph-rsid="001c2c6b" style:font-size-asian="12.25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4pt" fo:language="uk" fo:country="UA" officeooo:rsid="0017fde3" officeooo:paragraph-rsid="0017fde3" style:font-size-asian="14pt" style:font-name-complex="Times New Roman" style:font-size-complex="14pt"/>
    </style:style>
    <style:style style:name="P5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16780c" style:font-size-asian="14pt" style:font-size-complex="14pt"/>
    </style:style>
    <style:style style:name="P6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16780c" style:font-size-asian="14pt"/>
    </style:style>
    <style:style style:name="P7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16780c" style:font-size-asian="14pt"/>
    </style:style>
    <style:style style:name="P8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16780c" style:font-size-asian="14pt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16780c" style:font-size-asian="14pt" style:font-weight-asian="bold" style:font-size-complex="16pt"/>
    </style:style>
    <style:style style:name="P10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16780c"/>
    </style:style>
    <style:style style:name="P11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16780c" style:font-size-asian="14pt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4pt" officeooo:rsid="001c2c6b" officeooo:paragraph-rsid="001c2c6b" style:font-size-asian="12.25pt" style:font-size-complex="14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4pt" fo:language="uk" fo:country="UA" officeooo:rsid="001c2c6b" officeooo:paragraph-rsid="001c2c6b" style:font-size-asian="14pt" style:font-name-complex="Times New Roman" style:font-size-complex="14pt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17fde3" officeooo:paragraph-rsid="001fd593"/>
    </style:style>
    <style:style style:name="T1" style:family="text">
      <style:text-properties officeooo:rsid="00070754"/>
    </style:style>
    <style:style style:name="T2" style:family="text">
      <style:text-properties fo:font-size="14pt" fo:language="uk" fo:country="UA" style:font-size-asian="14pt"/>
    </style:style>
    <style:style style:name="T3" style:family="text">
      <style:text-properties fo:font-size="14pt" fo:language="uk" fo:country="UA" officeooo:rsid="00070754" style:font-size-asian="14pt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officeooo:rsid="001c2c6b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1fd593" style:font-size-asian="14pt" style:font-name-complex="Times New Roman" style:font-size-complex="14pt"/>
    </style:style>
    <style:style style:name="T7" style:family="text">
      <style:text-properties officeooo:rsid="001c2c6b"/>
    </style:style>
    <style:style style:name="T8" style:family="text">
      <style:text-properties officeooo:rsid="001ddc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спеціалізовану вчену раду</text:p>
      <text:p text:style-name="P6">Д <text:span text:style-name="T1">26.002.04</text:span> в <text:span text:style-name="T1">НТУУ “КПІ”</text:span></text:p>
      <text:p text:style-name="P6"><text:span text:style-name="T1">03056</text:span>, м. <text:span text:style-name="T1">Київ</text:span>, </text:p>
      <text:p text:style-name="P8">просп. Перемоги, 37</text:p>
      <text:p text:style-name="P7"/>
      <text:p text:style-name="P9">Відгук</text:p>
      <text:p text:style-name="P9"/>
      <text:p text:style-name="P10"><text:span text:style-name="T2">на автореферат дисертації </text:span><text:span text:style-name="T3">Гуменного Дмитра Олександровича<text:line-break/></text:span><text:span text:style-name="T2">«</text:span><text:span text:style-name="T3">Автоматизація процесу керування усталеним рухом антропоморфного крокуючого апарата</text:span><text:span text:style-name="T2">», поданої на здобуття наукового ступеня кандидата </text:span><text:span text:style-name="T3">технічних наук</text:span><text:span text:style-name="T2"> за спеціальністю</text:span></text:p>
      <text:p text:style-name="P5"><text:span text:style-name="T1">05</text:span>.<text:span text:style-name="T1">13</text:span>.0<text:span text:style-name="T1">7</text:span> – <text:span text:style-name="T1">автоматизація процесів керування</text:span></text:p>
      <text:p text:style-name="P5"/>
      <text:p text:style-name="P3"><text:tab/>Актуальність вирішення задачі підвищення швидкості відновлення усталеного руху антропоморфного крокуючого апарата (АКА) на довільній опорній поверхні (ОП) не викликає сумніву.</text:p>
      <text:p text:style-name="P3"><text:tab/>Застосування АКА має переваги у порівнянні з колісними та гусеничиними засобами переміщення ці переваги пов'язані з можливостями АКА забезпечувати мінімізацію відхилення руху точки центру мас (ТЦМ) апарата від запланованої трає<text:span text:style-name="T8">к</text:span>торії, а отже зменшити ризик <text:span text:style-name="T8">руйнування крихких вантажів, які транспортуються апаратом</text:span>.</text:p>
      <text:p text:style-name="P3"><text:tab/>У межах розглянутої робти здобувачем запропоновано оригінальний критерій збереження усталеного руху АКА, <text:span text:style-name="T8">а</text:span> також <text:span text:style-name="T8">с</text:span>тв<text:span text:style-name="T8">о</text:span>рено стратегію управління АКА, яка забезпеч<text:span text:style-name="T8">ує</text:span> виконання запропон<text:span text:style-name="T8">о</text:span>ваних критеріїв. У авторефераті відмічено, що застосування такої стратегії дозволяє підвищити запас стійкості апарата на 45-50% у порівнянні з розповсюдженим<text:span text:style-name="T8">и</text:span> підход<text:span text:style-name="T8">а</text:span>м<text:span text:style-name="T8">и</text:span> до управління стійк<text:span text:style-name="T8">і</text:span>ст<text:span text:style-name="T8">ю</text:span> апарата.</text:p>
      <text:p text:style-name="P3"><text:tab/>Застосований математичний апарат є прикладом класичної формалізації динаміки твердих тіл <text:span text:style-name="T8">і </text:span>мінімізує можливість методичної помили при о<text:span text:style-name="T8">п</text:span>исі моделі <text:span text:style-name="T8">АКА</text:span>.</text:p>
      <text:p text:style-name="P3"><text:tab/>Особливий інтерес викликають результати дослідження системи управління (СУ) усталеним рухом в умовах, коли точка проекції центру мас (ТПЦМ) АКА знаходиться за меж<text:span text:style-name="T8">ами</text:span> конуру його стопи. Отримані результати вказують на те, що усталеність руху може бути відновлена у таких умовах, але апарат повинен мати можливість формувати достатньо великий зворотній момент між ОП і стопою.</text:p>
      <text:p text:style-name="P3"><text:tab/>Слід відмітини певні дедоліки, які спостерігаються у авторефераті дисертації:</text:p>
      <text:list xml:id="list1646842457013274224" text:style-name="L1">
        <text:list-item>
          <text:p text:style-name="P12"><text:soft-page-break/>У авторефераті не зазначені граничні умови положення ТПЦМ АКА, за яких усталений рух апарата може бути відновлений;</text:p>
        </text:list-item>
        <text:list-item>
          <text:p text:style-name="P12">У авторефераті не зазначені причини застосування ПІД регуляторів для формування моментів у кінематичних парах ланок;</text:p>
        </text:list-item>
        <text:list-item>
          <text:p text:style-name="P12">У авторефераті не достатньо аргументоване застосування методів лінійного програмування для визначення границі допустимого положення ТПЦМ АКА на опорній поверхні.</text:p>
        </text:list-item>
      </text:list>
      <text:p text:style-name="P2"><text:tab/><text:span text:style-name="T7">Не зважаючи на вказані недопрацювання</text:span> слід відзачити, що <text:span text:style-name="T8">наведені </text:span>зауваження до <text:span text:style-name="T7">дисертаційної </text:span>роботи не мають приципового характеру. <text:span text:style-name="T7">Д</text:span>исертаційна робота <text:span text:style-name="T7">Д. О. </text:span>Гуменного є цілком завершеною науковою працею, <text:span text:style-name="T8">яка</text:span> має <text:span text:style-name="T7">наукові перспективи</text:span>.</text:p>
      <text:p text:style-name="P4"><text:tab/>Виходячи із вмісту автореферату дисертації, очевидно, що дисертація Гуменного Д.О. на здобуття наукового ступеня кандидата технічних наук відповідає встановленим вимогам, а її автор заслуговує на присудження наукового ступеня кандидата технічних наук за спеціальністю<text:line-break/>05.13.07 — автоматизація процесів керування.</text:p>
      <text:p text:style-name="P1"/>
      <text:p text:style-name="P1"/>
      <text:p text:style-name="P1"/>
      <text:p text:style-name="P1"/>
      <text:p text:style-name="P13">Завідувач кафедрою теоретичної</text:p>
      <text:p text:style-name="P14"><text:span text:style-name="T5">кібернетики </text:span><text:span text:style-name="T6">факультету кібернетики</text:span></text:p>
      <text:p text:style-name="P14"><text:span text:style-name="T6">Київського національного університету</text:span></text:p>
      <text:p text:style-name="P14"><text:span text:style-name="T6">імені Тараса Шевченка</text:span><text:span text:style-name="T5">, професор, д.</text:span><text:span text:style-name="T6">ф.-м.</text:span><text:span text:style-name="T5">н.</text:span><text:span text:style-name="T4"><text:tab/><text:tab/><text:tab/><text:tab/><text:tab/><text:tab/></text:span><text:span text:style-name="T5">Ю. В. Кра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18T19:45:09.046565729</meta:creation-date>
    <dc:date>2016-06-21T16:37:12.928717566</dc:date>
    <dc:creator>Dmytro Humennyi</dc:creator>
    <meta:editing-duration>PT24M4S</meta:editing-duration>
    <meta:editing-cycles>7</meta:editing-cycles>
    <meta:generator>LibreOffice/4.2.8.2$Linux_X86_64 LibreOffice_project/420m0$Build-2</meta:generator>
    <meta:printed-by>Dmytro Humennyi</meta:printed-by>
    <meta:print-date>2016-06-21T10:02:30.886559791</meta:print-date>
    <meta:document-statistic meta:table-count="0" meta:image-count="0" meta:object-count="0" meta:page-count="2" meta:paragraph-count="22" meta:word-count="370" meta:character-count="2944" meta:non-whitespace-character-count="2583"/>
  </office:meta>
</office:document-meta>
</file>